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54f9" officeooo:paragraph-rsid="001a54f9"/>
    </style:style>
    <style:style style:name="P2" style:family="paragraph" style:parent-style-name="Standard">
      <style:text-properties fo:color="#2a6099" loext:opacity="100%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2a6099" loext:opacity="100%" officeooo:paragraph-rsid="0019b59a"/>
    </style:style>
    <style:style style:name="P4" style:family="paragraph" style:parent-style-name="Standard">
      <style:text-properties officeooo:rsid="0019b59a" officeooo:paragraph-rsid="0019b59a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19b59a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1b794f"/>
    </style:style>
    <style:style style:name="T3" style:family="text">
      <style:text-properties officeooo:rsid="001d71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DATABASE DOCUMENTATION</text:p>
      <text:p text:style-name="P4"/>
      <text:p text:style-name="P4">Database: cloth_shop</text:p>
      <text:p text:style-name="P4">DBMS: MySQL</text:p>
      <text:p text:style-name="P4">user-name: root</text:p>
      <text:p text:style-name="P4">password: <text:a xlink:type="simple" xlink:href="mailto:lamidu@123" text:style-name="Internet_20_link" text:visited-style-name="Visited_20_Internet_20_Link">lamidu@123</text:a></text:p>
      <text:p text:style-name="P4">host: localhost</text:p>
      <text:p text:style-name="P4">port: 3306</text:p>
      <text:p text:style-name="Standard"/>
      <text:p text:style-name="Standard"/>
      <text:p text:style-name="P5"><text:span text:style-name="T1">-- Create database</text:span> </text:p>
      <text:p text:style-name="P3"><text:span text:style-name="T1">CREATE</text:span> DATABASE IF <text:span text:style-name="T1">NOT</text:span> <text:span text:style-name="T1">EXISTS</text:span> cloth_shop; </text:p>
      <text:p text:style-name="P3">USE cloth_shop;</text:p>
      <text:p text:style-name="P5"><text:s/></text:p>
      <text:p text:style-name="Standard">-- Create category table</text:p>
      <text:p text:style-name="P2">CREATE TABLE Cloth_Category ( </text:p>
      <text:p text:style-name="P2"><text:span text:style-name="T3">c</text:span>id INT AUTO_INCREMENT PRIMARY KEY, </text:p>
      <text:p text:style-name="P2"><text:span text:style-name="T3">c</text:span>name VARCHAR(255) NOT NULL</text:p>
      <text:p text:style-name="P2">);</text:p>
      <text:p text:style-name="Standard"/>
      <text:p text:style-name="Standard">-- Create Stock table to track stock purchases and current stock levels</text:p>
      <text:p text:style-name="P2">CREATE TABLE Stock (</text:p>
      <text:p text:style-name="P2"><text:s text:c="4"/><text:span text:style-name="T3">s</text:span>id INT AUTO_INCREMENT PRIMARY KEY,</text:p>
      <text:p text:style-name="P2"><text:s text:c="4"/><text:span text:style-name="T3">c</text:span>id INT,</text:p>
      <text:p text:style-name="P2"><text:s text:c="4"/>size VARCHAR(50) NOT NULL,</text:p>
      <text:p text:style-name="P2"><text:s text:c="4"/>stock_quantity INT NOT NULL,</text:p>
      <text:p text:style-name="P2"><text:s text:c="4"/>buying_price DECIMAL(10, 2) NOT NULL,</text:p>
      <text:p text:style-name="P2"><text:s text:c="4"/>selling_price DECIMAL(10, 2) NOT NULL,</text:p>
      <text:p text:style-name="P2"><text:s text:c="4"/>buying_date DATE NOT NULL,</text:p>
      <text:p text:style-name="P2"><text:s text:c="4"/>FOREIGN KEY (<text:span text:style-name="T3">c</text:span>id) REFERENCES <text:span text:style-name="T3">c</text:span>ategory(<text:span text:style-name="T3">c</text:span>id)</text:p>
      <text:p text:style-name="P2">);</text:p>
      <text:p text:style-name="P2"/>
      <text:p text:style-name="Standard">-- Create Transactions table to track both earnings and sales</text:p>
      <text:p text:style-name="P2">CREATE TABLE Transactions ( </text:p>
      <text:p text:style-name="P2"><text:s text:c="4"/><text:span text:style-name="T3">t</text:span>id INT AUTO_INCREMENT PRIMARY KEY, </text:p>
      <text:p text:style-name="P2"><text:s text:c="4"/>date DATE NOT NULL,</text:p>
      <text:p text:style-name="P2"><text:s text:c="4"/>customer_name VARCHAR(255) NOT NULL,</text:p>
      <text:p text:style-name="P2"><text:s text:c="4"/>customer_address VARCHAR(255) NOT NULL, </text:p>
      <text:p text:style-name="P2"><text:s text:c="4"/>customer_tel_number VARCHAR(20) NOT NULL, </text:p>
      <text:p text:style-name="P2"><text:s text:c="4"/><text:span text:style-name="T3">s</text:span>id INT, <text:s/></text:p>
      <text:p text:style-name="P2"><text:s text:c="4"/><text:span text:style-name="T2">stock_level</text:span> INT NOT NULL, </text:p>
      <text:p text:style-name="P2"><text:s text:c="4"/>amount DECIMAL(10, 2) NOT NULL,</text:p>
      <text:p text:style-name="P2"><text:s text:c="4"/>FOREIGN KEY (<text:span text:style-name="T3">s</text:span>id) REFERENCES <text:span text:style-name="T3">s</text:span>tock(<text:span text:style-name="T3">s</text:span>id)</text:p>
      <text:p text:style-name="P2">);</text:p>
      <text:p text:style-name="Standard"/>
      <text:p text:style-name="Standard"><text:soft-page-break/>-- Create Inventory table to track current stock levels</text:p>
      <text:p text:style-name="P2">CREATE TABLE Inventory (</text:p>
      <text:p text:style-name="P2"><text:s text:c="4"/>inventory_id INT AUTO_INCREMENT PRIMARY KEY,</text:p>
      <text:p text:style-name="P2"><text:s text:c="4"/>stock_id INT,</text:p>
      <text:p text:style-name="P2"><text:s text:c="4"/>stock_level INT NOT NULL,</text:p>
      <text:p text:style-name="P2"><text:s text:c="4"/>FOREIGN KEY (stock_id) REFERENCES Stock(stock_id)</text:p>
      <text:p text:style-name="P2">);</text:p>
      <text:p text:style-name="Standard"/>
      <text:p text:style-name="Standard"/>
      <text:p text:style-name="Text_20_body"><text:tab/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20:52:38.217000000</meta:creation-date>
    <dc:date>2024-03-17T01:51:43.039000000</dc:date>
    <meta:editing-duration>PT4H39M35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7" meta:word-count="176" meta:character-count="1310" meta:non-whitespace-character-count="1081"/>
  </office:meta>
</office:document-meta>
</file>